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58.96pt"/>
    </style:style>
    <style:style style:name="co3" style:family="table-column">
      <style:table-column-properties fo:break-before="auto" style:column-width="43.34pt"/>
    </style:style>
    <style:style style:name="co5" style:family="table-column">
      <style:table-column-properties fo:break-before="auto" style:column-width="64.01pt"/>
    </style:style>
    <style:style style:name="ro3" style:family="table-row">
      <style:table-row-properties style:row-height="25.2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aw data" table:style-name="ta1"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number-columns-repeated="5" table:default-cell-style-name="Default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3" office:value-type="string" calcext:value-type="string">
            <text:p>Survive</text:p>
          </table:table-cell>
          <table:table-cell table:style-name="ce3" office:value-type="string" calcext:value-type="string">
            <text:p>Gendr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4" office:value-type="string" calcext:value-type="string">
            <text:p>Crew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3" office:value-type="string" calcext:value-type="string">
            <text:p>Survive</text:p>
          </table:table-cell>
          <table:table-cell table:style-name="ce3" office:value-type="string" calcext:value-type="string">
            <text:p>Gendr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Class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table:formula="of:=SUM([.E2:.E5]) + SUM([.E22:.E25])" office:value-type="float" office:value="1667" calcext:value-type="float">
            <text:p>16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4" office:value-type="string" calcext:value-type="string">
            <text:p>Crew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4" office:value-type="string" calcext:value-type="string">
            <text:p>Cre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4" office:value-type="string" calcext:value-type="string">
            <text:p>Cr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4" office:value-type="string" calcext:value-type="string">
            <text:p>Crew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4" office:value-type="string" calcext:value-type="string">
            <text:p>Cr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4" office:value-type="string" calcext:value-type="string">
            <text:p>Crew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4" office:value-type="string" calcext:value-type="string">
            <text:p>Crew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formula="of:=SUM([.E22:.E30])" office:value-type="float" office:value="367" calcext:value-type="float">
            <text:p>367</text:p>
          </table:table-cell>
          <table:table-cell table:formula="of:=SUM([.E2:.E10])" office:value-type="float" office:value="1364" calcext:value-type="float">
            <text:p>136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E32:.E40])" office:value-type="float" office:value="344" calcext:value-type="float">
            <text:p>344</text:p>
          </table:table-cell>
          <table:table-cell table:formula="of:=SUM([.E12:.E20])" office:value-type="float" office:value="126" calcext:value-type="float">
            <text:p>126</text:p>
          </table:table-cell>
        </table:table-row>
        <table:table-row table:style-name="ro1">
          <table:table-cell table:number-columns-repeated="12"/>
        </table:table-row>
        <table:table-row table:style-name="ro4">
          <table:table-cell office:value-type="string" calcext:value-type="string">
            <text:p><text:a xlink:href="https://observablehq.com/@d3/parallel-sets" xlink:type="simple">https://observablehq.com/@d3/parallel-sets</text:a></text:p>
          </table:table-cell>
          <table:table-cell table:number-columns-repeated="11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xsankey data" table:style-name="ta1">
        <table:table-column table:style-name="co4" table:number-columns-repeated="5" table:default-cell-style-name="Default"/>
        <table:table-row table:style-name="ro3">
          <table:table-cell table:style-name="ce1" office:value-type="string" calcext:value-type="string">
            <text:p>Perish/</text:p>
            <text:p>Survive</text:p>
          </table:table-cell>
          <table:table-cell table:style-name="ce1" office:value-type="string" calcext:value-type="string">
            <text:p>M/F</text:p>
          </table:table-cell>
          <table:table-cell table:style-name="ce1" office:value-type="string" calcext:value-type="string">
            <text:p>Adult/</text:p>
            <text:p>Chil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 style:data-style-name="N2" text:time-value="23:12:19.646111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0:27:45.153635378</meta:creation-date>
    <dc:date>2020-03-20T23:22:15.820724041</dc:date>
    <meta:editing-duration>PT56M13S</meta:editing-duration>
    <meta:editing-cycles>11</meta:editing-cycles>
    <meta:generator>LibreOffice/5.1.6.2$Linux_X86_64 LibreOffice_project/10m0$Build-2</meta:generator>
    <meta:document-statistic meta:table-count="2" meta:cell-count="301" meta:object-count="0"/>
  </office:meta>
</office:document-meta>
</file>